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4cm" fo:margin-left="-0.016cm" fo:margin-right="0cm" table:align="margins"/>
    </style:style>
    <style:style style:name="Tabela1.A" style:family="table-column">
      <style:table-column-properties style:column-width="3.572cm" style:rel-column-width="13757*"/>
    </style:style>
    <style:style style:name="Tabela1.B" style:family="table-column">
      <style:table-column-properties style:column-width="1.111cm" style:rel-column-width="4280*"/>
    </style:style>
    <style:style style:name="Tabela1.C" style:family="table-column">
      <style:table-column-properties style:column-width="12.331cm" style:rel-column-width="4749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5.53cm" style:rel-column-width="21319*"/>
    </style:style>
    <style:style style:name="Tabela2.B" style:family="table-column">
      <style:table-column-properties style:column-width="0.979cm" style:rel-column-width="3774*"/>
    </style:style>
    <style:style style:name="Tabela2.C" style:family="table-column">
      <style:table-column-properties style:column-width="10.49cm" style:rel-column-width="40442*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paragraph-properties fo:text-align="center" style:justify-single-word="false"/>
      <style:text-properties style:font-name="Courier New"/>
    </style:style>
    <style:style style:name="P4" style:family="paragraph" style:parent-style-name="Standard">
      <style:paragraph-properties fo:margin-left="1.402cm" fo:margin-right="0cm" fo:text-indent="0cm" style:auto-text-indent="false"/>
      <style:text-properties style:font-name="Courier New"/>
    </style:style>
    <style:style style:name="P5" style:family="paragraph" style:parent-style-name="Standard">
      <style:paragraph-properties fo:break-before="page"/>
      <style:text-properties style:font-name="Courier New"/>
    </style:style>
    <style:style style:name="P6" style:family="paragraph" style:parent-style-name="Standard">
      <style:text-properties style:font-name="Courier New"/>
    </style:style>
    <style:style style:name="P7" style:family="paragraph" style:parent-style-name="Standard">
      <style:text-properties style:font-name="Courier New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New"/>
    </style:style>
    <style:style style:name="P9" style:family="paragraph" style:parent-style-name="Standard">
      <style:text-properties style:text-position="super 58%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break-before="page"/>
      <style:text-properties style:text-position="super 58%"/>
    </style:style>
    <style:style style:name="P12" style:family="paragraph" style:parent-style-name="Standard">
      <style:paragraph-properties fo:margin-left="1.402cm" fo:margin-right="0cm" fo:text-indent="0cm" style:auto-text-indent="false"/>
      <style:text-properties style:font-name="Courier New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ática Regular 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&lt;comentários&gt;</text:p>
          </table:table-cell>
          <table:table-cell table:style-name="Tabela1.A1" office:value-type="string">
            <text:p text:style-name="P7">::=</text:p>
          </table:table-cell>
          <table:table-cell table:style-name="Tabela1.A1" office:value-type="string">
            <text:p text:style-name="P2">“#”{qualquer caracter}<text:span text:style-name="T1">*</text:span></text:p>
          </table:table-cell>
        </table:table-row>
        <table:table-row>
          <table:table-cell table:style-name="Tabela1.A1" office:value-type="string">
            <text:p text:style-name="P3">&lt;letra&gt;</text:p>
          </table:table-cell>
          <table:table-cell table:style-name="Tabela1.A1" office:value-type="string">
            <text:p text:style-name="P7">::=</text:p>
          </table:table-cell>
          <table:table-cell table:style-name="Tabela1.A1" office:value-type="string">
            <text:p text:style-name="P2">a | b | c | ... | z | A | B | C | ... | Z </text:p>
          </table:table-cell>
        </table:table-row>
        <table:table-row>
          <table:table-cell table:style-name="Tabela1.A1" office:value-type="string">
            <text:p text:style-name="P3">&lt;dígito&gt;</text:p>
          </table:table-cell>
          <table:table-cell table:style-name="Tabela1.A1" office:value-type="string">
            <text:p text:style-name="P7">::=</text:p>
          </table:table-cell>
          <table:table-cell table:style-name="Tabela1.A1" office:value-type="string">
            <text:p text:style-name="P2">0 | 1 | 2 | 3 | 4 | 5 | 6 | 7 | 8 | 9 </text:p>
          </table:table-cell>
        </table:table-row>
        <table:table-row>
          <table:table-cell table:style-name="Tabela1.A1" office:value-type="string">
            <text:p text:style-name="P3">&lt;especiais&gt;</text:p>
          </table:table-cell>
          <table:table-cell table:style-name="Tabela1.A1" office:value-type="string">
            <text:p text:style-name="P7">::=</text:p>
          </table:table-cell>
          <table:table-cell table:style-name="Tabela1.A1" office:value-type="string">
            <text:p text:style-name="P2">“!” | “@” | “#” | “$” | “%” | “&amp;” | “(“ | “)” | “-“ | “_” | “+” | “=” | “{“ | “}” | “[“ | “]” | “~” | “^” | “’” | “ç” | “ª” | “º” | “;” | “.” | “,” </text:p>
          </table:table-cell>
        </table:table-row>
      </table:table>
      <text:p text:style-name="P9"/>
      <text:p text:style-name="P11"/>
      <text:p text:style-name="P1">Gramática Livre de Contexto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">&lt;inteir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dígito&gt;}<text:span text:style-name="T1">+</text:span></text:p>
          </table:table-cell>
        </table:table-row>
        <table:table-row>
          <table:table-cell table:style-name="Tabela2.A1" office:value-type="string">
            <text:p text:style-name="P3">&lt;real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inteiro&gt;}&lt;ponto&gt;{&lt;inteiro&gt;}</text:p>
          </table:table-cell>
        </table:table-row>
        <table:table-row>
          <table:table-cell table:style-name="Tabela2.A1" office:value-type="string">
            <text:p text:style-name="P3">&lt;identificador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letra&gt; {&lt;letra&gt; | &lt;dígito&gt; | &lt;especiais&gt;}<text:span text:style-name="T1">*</text:span></text:p>
          </table:table-cell>
        </table:table-row>
        <table:table-row>
          <table:table-cell table:style-name="Tabela2.A1" office:value-type="string">
            <text:p text:style-name="P3">&lt;servidor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link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cluster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inet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arquivo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num_escravo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num_tarefa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max_comp_tam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in_comp_tam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ax_comm_tam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in_comm_tam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poder_computacional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taxa_ocupaçã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band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latênci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orige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destin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cap_proc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proc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proc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prob_proc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cap_comm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comm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comm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prob_com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t_chegada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t_chegada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t_chegada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model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ícones&gt;</text:p>
          </table:table-cell>
        </table:table-row>
        <table:table-row>
          <table:table-cell table:style-name="Tabela2.A1" office:value-type="string">
            <text:p text:style-name="P3">&lt;ícone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ícone&gt;}<text:span text:style-name="T1">+</text:span></text:p>
          </table:table-cell>
        </table:table-row>
        <table:table-row>
          <table:table-cell table:style-name="Tabela2.A1" office:value-type="string">
            <text:p text:style-name="P3">&lt;ícone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no&gt; | &lt;cluster&gt; | &lt;link&gt; | &lt;inet&gt; | <text:soft-page-break/>&lt;carga&gt;</text:p>
          </table:table-cell>
        </table:table-row>
        <table:table-row>
          <table:table-cell table:style-name="Tabela2.A1" office:value-type="string">
            <text:p text:style-name="P3">&lt;notip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ESTRE &lt;clusteralg&gt;LMAQ&lt;escravos&gt; | ESCRAVO</text:p>
          </table:table-cell>
        </table:table-row>
        <table:table-row>
          <table:table-cell table:style-name="Tabela2.A1" office:value-type="string">
            <text:p text:style-name="P3">&lt;escravo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servidor_ID&gt;}<text:span text:style-name="T1">+</text:span></text:p>
          </table:table-cell>
        </table:table-row>
        <table:table-row>
          <table:table-cell table:style-name="Tabela2.A1" office:value-type="string">
            <text:p text:style-name="P3">&lt;usuario&gt;</text:p>
          </table:table-cell>
          <table:table-cell table:style-name="Tabela2.A1" office:value-type="string">
            <text:p text:style-name="P2">::= </text:p>
          </table:table-cell>
          <table:table-cell table:style-name="Tabela2.A1" office:value-type="string">
            <text:p text:style-name="P2">&lt;nome&gt;</text:p>
          </table:table-cell>
        </table:table-row>
        <table:table-row>
          <table:table-cell table:style-name="Tabela2.A1" office:value-type="string">
            <text:p text:style-name="P3">&lt;tipo_usuari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usuario&gt; &lt;notipo&gt; | &lt;notipo&gt;</text:p>
          </table:table-cell>
        </table:table-row>
        <table:table-row>
          <table:table-cell table:style-name="Tabela2.A1" office:value-type="string">
            <text:p text:style-name="P3">&lt;n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AQ &lt;servidor_ID&gt; &lt;poder_computacional&gt; &lt;taxa_ocupação&gt; &lt;tipo_usuario&gt;</text:p>
          </table:table-cell>
        </table:table-row>
        <table:table-row>
          <table:table-cell table:style-name="Tabela2.A1" office:value-type="string">
            <text:p text:style-name="P3">&lt;link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REDE &lt;link_ID&gt; &lt;banda&gt; &lt;latência&gt; &lt;taxa_ocupação&gt; CONECTA &lt;origem&gt; &lt;destino&gt;</text:p>
          </table:table-cell>
        </table:table-row>
        <table:table-row>
          <table:table-cell table:style-name="Tabela2.A1" office:value-type="string">
            <text:p text:style-name="P3">&lt;clusteralg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RR | WORKQUEUE | FPLTF | &lt;nome&gt;</text:p>
          </table:table-cell>
        </table:table-row>
        <table:table-row>
          <table:table-cell table:style-name="Tabela2.A1" office:value-type="string">
            <text:p text:style-name="P3">&lt;tipousuariocluster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usuario&gt; &lt;clusteralg&gt; | &lt;clusteralg&gt;</text:p>
          </table:table-cell>
        </table:table-row>
        <table:table-row>
          <table:table-cell table:style-name="Tabela2.A1" office:value-type="string">
            <text:p text:style-name="P3">&lt;cluster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LUSTER <text:s/>&lt;cluster_ID&gt; &lt;num_escravos&gt; &lt;poder_computacional&gt; &lt;latência&gt; &lt;taxa_ocupação&gt; &lt;tipousuariocluster&gt;</text:p>
          </table:table-cell>
        </table:table-row>
        <table:table-row>
          <table:table-cell table:style-name="Tabela2.A1" office:value-type="string">
            <text:p text:style-name="P3">&lt;inet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INET &lt;inet_ID&gt; &lt;banda&gt; &lt;latência&gt; &lt;taxa_ocupação&gt;</text:p>
          </table:table-cell>
        </table:table-row>
        <table:table-row>
          <table:table-cell table:style-name="Tabela2.A1" office:value-type="string">
            <text:p text:style-name="P3">&lt;carg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ARGA &lt;tipo_carga&gt;</text:p>
          </table:table-cell>
        </table:table-row>
        <table:table-row>
          <table:table-cell table:style-name="Tabela2.A1" office:value-type="string">
            <text:p text:style-name="P3">&lt;tipo_carg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máquina&gt; | &lt;random&gt; | &lt;trace&gt;</text:p>
          </table:table-cell>
        </table:table-row>
        <table:table-row>
          <table:table-cell table:style-name="Tabela2.A1" office:value-type="string">
            <text:p text:style-name="P3">&lt;aplicaca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nome&gt;</text:p>
          </table:table-cell>
        </table:table-row>
        <table:table-row>
          <table:table-cell table:style-name="Tabela2.A1" office:value-type="string">
            <text:p text:style-name="P3">&lt;distribuica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parametros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aplicacao&gt; &lt;usuario&gt; &lt;distribuicao&gt;}<text:span text:style-name="T1">?</text:span></text:p>
          </table:table-cell>
        </table:table-row>
        <table:table-row>
          <table:table-cell table:style-name="Tabela2.A1" office:value-type="string">
            <text:p text:style-name="P3">&lt;máquin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AQUINA &lt;servidor_ID&gt; &lt;num_tarefas&gt; &lt;max_comp_tam_tarefa&gt; &lt;min_comp_tam_tarefa&gt; &lt;max_comm_tam_tarefa&gt; &lt;min_comm_tam_tarefa&gt; &lt;parametros_tarefa&gt;</text:p>
          </table:table-cell>
        </table:table-row>
        <table:table-row>
          <table:table-cell table:style-name="Tabela2.A1" office:value-type="string">
            <text:p text:style-name="P3">&lt;rando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RANDOM &lt;cap_proc_min&gt; &lt;cap_proc_med&gt; &lt;cap_proc_max&gt; &lt;prob_proc&gt; &lt;cap_comm_min&gt; &lt;cap_comm_med&gt; &lt;cap_comm_max&gt; &lt;prob_comm&gt; &lt;t_chegada_min&gt; &lt;t_chegada_med&gt; &lt;t_chegada_max&gt;</text:p>
          </table:table-cell>
        </table:table-row>
        <table:table-row>
          <table:table-cell table:style-name="Tabela2.A1" office:value-type="string">
            <text:p text:style-name="P3">&lt;trace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TRACE&lt;arquivo_ID&gt;</text:p>
          </table:table-cell>
        </table:table-row>
      </table:table>
      <text:p text:style-name="P2"/>
      <text:p text:style-name="P5"/>
      <text:p text:style-name="P1">Exemplo de modelo icônico</text:p>
      <text:p text:style-name="P1"/>
      <text:p text:style-name="P4">MAQ icon7 1000.0 0.2 user1 ESCRAVO</text:p>
      <text:p text:style-name="P4">MAQ icon0 1000.0 0.1 user1 MESTRE RR LMAQ icon1 icon7</text:p>
      <text:p text:style-name="P4">CLUSTER icon1 100 1000.0 100.0 0.2 user1 RoundRobin</text:p>
      <text:p text:style-name="P4">INET icon2 1000.0 0.1 0.2</text:p>
      <text:p text:style-name="P4">REDE lan9 1000.0 0.02 0.9 CONECTA icon2 icon7</text:p>
      <text:p text:style-name="P4">REDE lan4 1000.0 0.02 0.9 CONECTA icon2 icon1</text:p>
      <text:p text:style-name="P4">REDE icon10 1000.0 0.02 0.9 CONECTA icon0 icon2</text:p>
      <text:p text:style-name="P4">CARGA MAQUINA<text:line-break/>icon0 20 20000.0 20000.0 20000.0 20000.0<text:line-break/>icon0 1000 1000.0 100.0 1000.0 10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47M41S</meta:editing-duration>
    <meta:editing-cycles>8</meta:editing-cycles>
    <meta:generator>BrOffice.org/3.2$Win32 OpenOffice.org_project/320m18$Build-9502</meta:generator>
    <dc:date>2011-06-15T10:56:43.44</dc:date>
    <meta:document-statistic meta:table-count="2" meta:image-count="0" meta:object-count="0" meta:page-count="4" meta:paragraph-count="179" meta:word-count="429" meta:character-count="2844"/>
    <meta:user-defined meta:name="Info 1"/>
    <meta:user-defined meta:name="Info 2"/>
    <meta:user-defined meta:name="Info 3"/>
    <meta:user-defined meta:name="Info 4"/>
  </office:meta>
</office:document-meta>
</file>